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qd1RGv6hmilfpEBHB0ExmS7tqubCcC4RJtS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3:54:29.839725316</meta:creation-date>
    <dc:date>2021-09-20T13:55:18.184806274</dc:date>
    <meta:editing-duration>PT48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